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fb17" officeooo:paragraph-rsid="0009fb17"/>
    </style:style>
    <style:style style:name="P2" style:family="paragraph" style:parent-style-name="Standard">
      <style:paragraph-properties fo:text-align="center" style:justify-single-word="false"/>
      <style:text-properties officeooo:rsid="0009fb17" officeooo:paragraph-rsid="0009fb17"/>
    </style:style>
    <style:style style:name="P3" style:family="paragraph" style:parent-style-name="Standard">
      <style:text-properties officeooo:rsid="0009fb17" officeooo:paragraph-rsid="000be8a5"/>
    </style:style>
    <style:style style:name="P4" style:family="paragraph" style:parent-style-name="Standard">
      <style:text-properties officeooo:rsid="000c91d5" officeooo:paragraph-rsid="000c91d5"/>
    </style:style>
    <style:style style:name="P5" style:family="paragraph" style:parent-style-name="Standard">
      <style:text-properties officeooo:rsid="000c91d5" officeooo:paragraph-rsid="000ccf8d"/>
    </style:style>
    <style:style style:name="P6" style:family="paragraph" style:parent-style-name="Standard">
      <style:text-properties officeooo:rsid="000ccf8d" officeooo:paragraph-rsid="000ccf8d"/>
    </style:style>
    <style:style style:name="T1" style:family="text">
      <style:text-properties style:text-position="super 58%"/>
    </style:style>
    <style:style style:name="T2" style:family="text">
      <style:text-properties style:text-position="super 58%" officeooo:rsid="000b91dc"/>
    </style:style>
    <style:style style:name="T3" style:family="text">
      <style:text-properties officeooo:rsid="000b91dc"/>
    </style:style>
    <style:style style:name="T4" style:family="text">
      <style:text-properties style:text-position="0% 100%"/>
    </style:style>
    <style:style style:name="T5" style:family="text">
      <style:text-properties style:text-position="0% 100%" officeooo:rsid="000b91dc"/>
    </style:style>
    <style:style style:name="T6" style:family="text">
      <style:text-properties style:text-position="0% 100%" officeooo:rsid="000ccf8d"/>
    </style:style>
    <style:style style:name="T7" style:family="text">
      <style:text-properties style:text-position="0% 100%" officeooo:rsid="000dc2b2"/>
    </style:style>
    <style:style style:name="T8" style:family="text">
      <style:text-properties officeooo:rsid="000be8a5"/>
    </style:style>
    <style:style style:name="T9" style:family="text">
      <style:text-properties style:text-position="sub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gher Kinded Embodiments</text:p>
      <text:p text:style-name="P2">by Sven Nilsen, 2017</text:p>
      <text:p text:style-name="P1"/>
      <text:p text:style-name="P1">The use of embodiments in intentional paths makes it possible to reason about performance of various logically equivalent algorithms. An input intentional path <text:span text:style-name="T8">of `f` with embodiment `g`</text:span> is written:</text:p>
      <text:p text:style-name="P1"/>
      <text:p text:style-name="P1"><text:tab/>f<text:span text:style-name="T1">g</text:span> : A → C</text:p>
      <text:p text:style-name="P1"/>
      <text:p text:style-name="P1"><text:tab/>f : A → B</text:p>
      <text:p text:style-name="P1"><text:tab/>g : (A, f(A)) → C</text:p>
      <text:p text:style-name="P1"/>
      <text:p text:style-name="P1">When a higher order function returns a function, it makes sense that the returned function has a family of unique embodiments. This is because a concrete constructed function must necessary represent the function in some way, and the representation determines embodiments. <text:span text:style-name="T3">The use of constructed functions is a key insight to proving embodiment uniqueness.</text:span></text:p>
      <text:p text:style-name="P1"/>
      <text:p text:style-name="P1"><text:tab/>f(a)<text:span text:style-name="T1">g</text:span> : <text:span text:style-name="T8">f(A)</text:span> → D</text:p>
      <text:p text:style-name="P1"/>
      <text:p text:style-name="P1"><text:tab/>f : A → (B → C)</text:p>
      <text:p text:style-name="P1"><text:tab/>g : (<text:span text:style-name="T8">f(A)</text:span>, f(A)(B)) → D</text:p>
      <text:p text:style-name="P1"/>
      <text:p text:style-name="P3">This means that <text:span text:style-name="T3">embodiments are “inherited” from embodiments of higher order functions. Therefore, it makes sense to assign higher order embodiments to higher order functions.</text:span></text:p>
      <text:p text:style-name="P3"/>
      <text:p text:style-name="P3"><text:span text:style-name="T3">To reason about higher order embodiments, a family of unique embodiments are assigned an “embodiment kind”. The kind is written using type notation combined with parentheses and a superscript star “</text:span><text:span text:style-name="T2">*</text:span><text:span text:style-name="T3">”.</text:span></text:p>
      <text:p text:style-name="P1"/>
      <text:p text:style-name="P1"><text:tab/><text:span text:style-name="T3">f(a)</text:span><text:span text:style-name="T2">*</text:span><text:span text:style-name="T3"> : (B → D)</text:span><text:span text:style-name="T2">*</text:span></text:p>
      <text:p text:style-name="P1"><text:tab/><text:span text:style-name="T3">f</text:span><text:span text:style-name="T2">*</text:span><text:span text:style-name="T3"> : (A → (B → D)</text:span><text:span text:style-name="T2">*</text:span><text:span text:style-name="T3">)</text:span><text:span text:style-name="T2">*</text:span></text:p>
      <text:p text:style-name="P1"><text:span text:style-name="T5"/></text:p>
      <text:p text:style-name="P5"><text:span text:style-name="T5">T</text:span><text:span text:style-name="T4">he general rule is that a higher embodiment kind determines lower embodiment kind.</text:span></text:p>
      <text:p text:style-name="P5"><text:span text:style-name="T4"/></text:p>
      <text:p text:style-name="P5"><text:span text:style-name="T4">In decision problems one often optimizes performance by reducing cost. </text:span><text:span text:style-name="T6">To minimize cost one can find higher order functions of same higher kinded embodiments. An algorithm is locally optimal when constructed by the higher order function that produces the embodiment of logically equal functions with lowest cost.</text:span></text:p>
      <text:p text:style-name="P1"><text:span text:style-name="T5"/></text:p>
      <text:p text:style-name="P4"><text:span text:style-name="T5">F</text:span><text:span text:style-name="T4">or example, two different </text:span><text:span text:style-name="T6">higher order functions constructs logically equivalent functions, but the length of one input intentional path is shorter than the other. </text:span><text:span text:style-name="T7">This proves which optimization is better by some measurement of performance</text:span><text:span text:style-name="T6">:</text:span></text:p>
      <text:p text:style-name="P4"><text:span text:style-name="T4"/></text:p>
      <text:p text:style-name="P4"><text:span text:style-name="T4"><text:tab/>f</text:span><text:span text:style-name="T9">0</text:span><text:span text:style-name="T4">(a</text:span><text:span text:style-name="T9">0</text:span><text:span text:style-name="T4">) &lt;=&gt; f</text:span><text:span text:style-name="T9">1</text:span><text:span text:style-name="T4">(a</text:span><text:span text:style-name="T9">1</text:span><text:span text:style-name="T4">)</text:span></text:p>
      <text:p text:style-name="P4"><text:span text:style-name="T4"><text:tab/>|f</text:span><text:span text:style-name="T9">0</text:span><text:span text:style-name="T4">(a</text:span><text:span text:style-name="T9">0</text:span><text:span text:style-name="T4">)</text:span><text:span text:style-name="T1">g0</text:span><text:span text:style-name="T4">| &lt; |f</text:span><text:span text:style-name="T9">1</text:span><text:span text:style-name="T4">(a</text:span><text:span text:style-name="T9">1</text:span><text:span text:style-name="T4">)</text:span><text:span text:style-name="T1">g1</text:span><text:span text:style-name="T4">|</text:span></text:p>
      <text:p text:style-name="P4"><text:span text:style-name="T4"/></text:p>
      <text:p text:style-name="P6"><text:span text:style-name="T4">This gives a precise way of defining how</text:span><text:span text:style-name="T7"> decisions to optimize an algorithm are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15:47:52.439276000</meta:creation-date>
    <dc:date>2017-08-06T16:49:29.937496000</dc:date>
    <meta:editing-duration>P0D</meta:editing-duration>
    <meta:editing-cycles>1</meta:editing-cycles>
    <meta:document-statistic meta:table-count="0" meta:image-count="0" meta:object-count="0" meta:page-count="1" meta:paragraph-count="20" meta:word-count="309" meta:character-count="1872" meta:non-whitespace-character-count="1573"/>
    <meta:generator>LibreOffice/5.1.2.2$MacOSX_X86_64 LibreOffice_project/d3bf12ecb743fc0d20e0be0c58ca359301eb705f</meta:generator>
  </office:meta>
</office:document-meta>
</file>